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713cm">
            <draw:object draw:notify-on-update-of-ranges="Sheet1.A2:Sheet1.A135 Sheet1.B2:Sheet1.B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-3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]-3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]-3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5]-3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6]-3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7]-3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8]-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9]-3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0]-3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1]-3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2]-3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3]-3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4]-3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5]-3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6]-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7]-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8]-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]-3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]-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1]-3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2]-3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3]-3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4]-3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5]-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6]-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7]-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8]-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9]-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0]-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1]-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2]-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3]-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4]-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5]-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6]-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7]-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8]-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9]-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0]-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1]-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2]-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3]-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4]-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5]-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6]-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7]-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8]-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9]-2" office:value-type="float" office:value="1" calcext:value-type="float">
            <text:p>1</text:p>
          </table:table-cell>
        </table:table-row>
        <table:table-row table:style-name="ro1">
          <table:table-cell table:formula="of:=[.A50]-1" office:value-type="float" office:value="199" calcext:value-type="float">
            <text:p>199</text:p>
          </table:table-cell>
          <table:table-cell table:formula="of:=[.B50]-2" office:value-type="float" office:value="-1" calcext:value-type="float">
            <text:p>-1</text:p>
          </table:table-cell>
        </table:table-row>
        <table:table-row table:style-name="ro1">
          <table:table-cell table:formula="of:=[.A51]-1"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2]"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3]-1"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4]-3"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5]-3"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6]-3"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7]-3"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8]-4"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9]-4"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0]-4"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1]-4"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2]-4"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3]-4"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4]-4"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5]-4"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6]-4"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7]-4"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8]-4"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9]-4"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0]-4"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1]-4"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2]-4"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3]-4"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4]-4"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5]-4"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6]-4"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7]-4"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8]-4"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9]-4"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0]-4"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1]-4"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2]-4"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3]-4"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4]-4"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5]-4"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6]-4" office:value-type="float" office:value="69" calcext:value-type="float">
            <text:p>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7]-4"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8]-4"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9]-4"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0]-4"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1]-4"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2]-4"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3]-4" office:value-type="float" office:value="41" calcext:value-type="float">
            <text:p>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4]-4" office:value-type="float" office:value="37" calcext:value-type="float">
            <text:p>3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5]-4"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6]-4"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7]-4"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8]-4"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9]-4"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0]-4"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1]-4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2]-4"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3]-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4]-4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5]-4"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6]-4"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7]-4"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8]-4"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9]-4"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0]-4"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1]-4"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2]-4" office:value-type="float" office:value="-35" calcext:value-type="float">
            <text:p>-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3]-4" office:value-type="float" office:value="-39" calcext:value-type="float">
            <text:p>-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4]-4"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5]-4" office:value-type="float" office:value="-47" calcext:value-type="float">
            <text:p>-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6]-4" office:value-type="float" office:value="-51" calcext:value-type="float">
            <text:p>-5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7]-4" office:value-type="float" office:value="-55" calcext:value-type="float">
            <text:p>-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8]-4" office:value-type="float" office:value="-59" calcext:value-type="float">
            <text:p>-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9]-4" office:value-type="float" office:value="-63" calcext:value-type="float">
            <text:p>-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0]-4" office:value-type="float" office:value="-67" calcext:value-type="float">
            <text:p>-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1]-4" office:value-type="float" office:value="-71" calcext:value-type="float">
            <text:p>-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2]-4" office:value-type="float" office:value="-75" calcext:value-type="float">
            <text:p>-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3]-4" office:value-type="float" office:value="-79" calcext:value-type="float">
            <text:p>-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4]-4" office:value-type="float" office:value="-83" calcext:value-type="float">
            <text:p>-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5]-4" office:value-type="float" office:value="-87" calcext:value-type="float">
            <text:p>-8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6]-4" office:value-type="float" office:value="-91" calcext:value-type="float">
            <text:p>-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7]-4" office:value-type="float" office:value="-95" calcext:value-type="float">
            <text:p>-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8]-4" office:value-type="float" office:value="-99" calcext:value-type="float">
            <text:p>-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9]-4" office:value-type="float" office:value="-103" calcext:value-type="float">
            <text:p>-1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0]-4" office:value-type="float" office:value="-107" calcext:value-type="float">
            <text:p>-1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1]-4" office:value-type="float" office:value="-111" calcext:value-type="float">
            <text:p>-1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2]-4" office:value-type="float" office:value="-115" calcext:value-type="float">
            <text:p>-1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3]-4" office:value-type="float" office:value="-119" calcext:value-type="float">
            <text:p>-1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4]-4" office:value-type="float" office:value="-123" calcext:value-type="float">
            <text:p>-123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9:19:08.299329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9:19:29.369138032</dc:date>
    <meta:editing-duration>PT4H25M38S</meta:editing-duration>
    <meta:editing-cycles>18</meta:editing-cycles>
    <meta:generator>LibreOffice/7.6.4.1$MacOSX_X86_64 LibreOffice_project/e19e193f88cd6c0525a17fb7a176ed8e6a3e2aa1</meta:generator>
    <meta:document-statistic meta:table-count="1" meta:cell-count="2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35" svg:x="0.985cm" svg:y="0.314cm" svg:width="47.319cm" svg:height="15.083cm">
          <chart:coordinate-region svg:x="1.327cm" svg:y="0.32cm" svg:width="46.693cm" svg:height="14.8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5" chart:class="chart:scatter">
            <chart:domain table:cell-range-address="Sheet1.A2:Sheet1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2:Sheet1.A135</svg:desc>
                </draw:g>
              </table:table-cell>
              <table:table-cell office:value-type="float" office:value="120">
                <text:p>120</text:p>
                <draw:g>
                  <svg:desc>Sheet1.B2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">
                <text:p>1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">
                <text:p>1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8">
                <text:p>1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">
                <text:p>1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">
                <text:p>1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">
                <text:p>1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">
                <text:p>1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1">
                <text:p>1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">
                <text:p>1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">
                <text:p>1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">
                <text:p>1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">
                <text:p>1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">
                <text:p>1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">
                <text:p>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">
                <text:p>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5">
                <text:p>-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">
                <text:p>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3">
                <text:p>-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1">
                <text:p>-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">
                <text:p>-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9">
                <text:p>-3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3">
                <text:p>-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7">
                <text:p>-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">
                <text:p>-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5">
                <text:p>-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3">
                <text:p>-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7">
                <text:p>-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1">
                <text:p>-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5">
                <text:p>-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9">
                <text:p>-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3">
                <text:p>-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7">
                <text:p>-8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1">
                <text:p>-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5">
                <text:p>-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9">
                <text:p>-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3">
                <text:p>-1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7">
                <text:p>-1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">
                <text:p>-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">
                <text:p>-1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9">
                <text:p>-1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3">
                <text:p>-12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